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662*"/>
    </style:style>
    <style:style style:name="Table1.E" style:family="table-column">
      <style:table-column-properties style:column-width="1.2597in" style:rel-column-width="1814*"/>
    </style:style>
    <style:style style:name="Table1.F" style:family="table-column">
      <style:table-column-properties style:column-width="1.0486in" style:rel-column-width="1510*"/>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c1b0b" officeooo:paragraph-rsid="000c1b0b"/>
    </style:style>
    <style:style style:name="P2" style:family="paragraph" style:parent-style-name="Standard">
      <style:paragraph-properties fo:text-align="start" style:justify-single-word="false"/>
      <style:text-properties officeooo:rsid="000c1b0b" officeooo:paragraph-rsid="000c1b0b"/>
    </style:style>
    <style:style style:name="P3" style:family="paragraph" style:parent-style-name="Standard">
      <style:paragraph-properties fo:text-align="center" style:justify-single-word="false"/>
      <style:text-properties officeooo:rsid="000c1b0b" officeooo:paragraph-rsid="000c1b0b"/>
    </style:style>
    <style:style style:name="P4" style:family="paragraph" style:parent-style-name="Standard">
      <style:paragraph-properties fo:text-align="start" style:justify-single-word="false"/>
      <style:text-properties officeooo:rsid="000c4be2" officeooo:paragraph-rsid="000c4be2"/>
    </style:style>
    <style:style style:name="P5" style:family="paragraph" style:parent-style-name="Standard">
      <style:text-properties officeooo:rsid="000c4be2" officeooo:paragraph-rsid="000c4be2"/>
    </style:style>
    <style:style style:name="P6" style:family="paragraph" style:parent-style-name="Standard">
      <style:paragraph-properties fo:text-align="start" style:justify-single-word="false"/>
      <style:text-properties officeooo:rsid="0010b804" officeooo:paragraph-rsid="0010b804"/>
    </style:style>
    <style:style style:name="P7" style:family="paragraph" style:parent-style-name="Standard">
      <style:paragraph-properties fo:text-align="start" style:justify-single-word="false"/>
      <style:text-properties officeooo:rsid="0014889b" officeooo:paragraph-rsid="0014889b"/>
    </style:style>
    <style:style style:name="P8" style:family="paragraph" style:parent-style-name="Standard">
      <style:paragraph-properties fo:text-align="start" style:justify-single-word="false"/>
      <style:text-properties officeooo:rsid="00154fc9" officeooo:paragraph-rsid="0018715f"/>
    </style:style>
    <style:style style:name="P9" style:family="paragraph" style:parent-style-name="Standard">
      <style:paragraph-properties fo:text-align="start" style:justify-single-word="false"/>
      <style:text-properties officeooo:rsid="0018715f" officeooo:paragraph-rsid="0018715f"/>
    </style:style>
    <style:style style:name="P10" style:family="paragraph" style:parent-style-name="Standard">
      <style:paragraph-properties fo:text-align="start" style:justify-single-word="false"/>
      <style:text-properties officeooo:rsid="001e11d1" officeooo:paragraph-rsid="001e11d1"/>
    </style:style>
    <style:style style:name="P11" style:family="paragraph" style:parent-style-name="Standard">
      <style:paragraph-properties fo:text-align="start" style:justify-single-word="false"/>
      <style:text-properties officeooo:rsid="001e3b91" officeooo:paragraph-rsid="001e3b91"/>
    </style:style>
    <style:style style:name="P12" style:family="paragraph" style:parent-style-name="Standard">
      <style:paragraph-properties fo:text-align="start" style:justify-single-word="false"/>
      <style:text-properties officeooo:rsid="001f1a11" officeooo:paragraph-rsid="001f1a11"/>
    </style:style>
    <style:style style:name="P13" style:family="paragraph" style:parent-style-name="Table_20_Contents">
      <style:text-properties officeooo:rsid="000c4be2" officeooo:paragraph-rsid="000c4be2"/>
    </style:style>
    <style:style style:name="P14" style:family="paragraph" style:parent-style-name="Table_20_Contents">
      <style:text-properties officeooo:rsid="000c51a3" officeooo:paragraph-rsid="000c51a3"/>
    </style:style>
    <style:style style:name="P15" style:family="paragraph" style:parent-style-name="Table_20_Contents">
      <style:text-properties officeooo:rsid="000d438d" officeooo:paragraph-rsid="000d438d"/>
    </style:style>
    <style:style style:name="P16" style:family="paragraph" style:parent-style-name="Table_20_Contents">
      <style:text-properties officeooo:rsid="000ef08c" officeooo:paragraph-rsid="000ef08c"/>
    </style:style>
    <style:style style:name="P17" style:family="paragraph" style:parent-style-name="Table_20_Contents">
      <style:text-properties officeooo:rsid="0010b804" officeooo:paragraph-rsid="0010b804"/>
    </style:style>
    <style:style style:name="P18" style:family="paragraph" style:parent-style-name="Table_20_Contents">
      <style:text-properties officeooo:rsid="00123ea2" officeooo:paragraph-rsid="00123ea2"/>
    </style:style>
    <style:style style:name="P19" style:family="paragraph" style:parent-style-name="Table_20_Contents">
      <style:text-properties officeooo:rsid="00136a49" officeooo:paragraph-rsid="00136a49"/>
    </style:style>
    <style:style style:name="P20" style:family="paragraph" style:parent-style-name="Table_20_Contents">
      <style:text-properties officeooo:rsid="0013deb6" officeooo:paragraph-rsid="0013deb6"/>
    </style:style>
    <style:style style:name="P21" style:family="paragraph" style:parent-style-name="Table_20_Contents">
      <style:text-properties officeooo:rsid="0018715f" officeooo:paragraph-rsid="0018715f"/>
    </style:style>
    <style:style style:name="T1" style:family="text">
      <style:text-properties officeooo:rsid="000d438d"/>
    </style:style>
    <style:style style:name="T2" style:family="text">
      <style:text-properties officeooo:rsid="000ef08c"/>
    </style:style>
    <style:style style:name="T3" style:family="text">
      <style:text-properties officeooo:rsid="00123ea2"/>
    </style:style>
    <style:style style:name="T4" style:family="text">
      <style:text-properties officeooo:rsid="00136a49"/>
    </style:style>
    <style:style style:name="T5" style:family="text">
      <style:text-properties officeooo:rsid="0013deb6"/>
    </style:style>
    <style:style style:name="T6" style:family="text">
      <style:text-properties officeooo:rsid="00154fc9"/>
    </style:style>
    <style:style style:name="T7" style:family="text">
      <style:text-properties officeooo:rsid="00168e8c"/>
    </style:style>
    <style:style style:name="T8" style:family="text">
      <style:text-properties officeooo:rsid="0018715f"/>
    </style:style>
    <style:style style:name="T9" style:family="text">
      <style:text-properties officeooo:rsid="001a6075"/>
    </style:style>
    <style:style style:name="T10" style:family="text">
      <style:text-properties officeooo:rsid="001e3b91"/>
    </style:style>
    <style:style style:name="T11" style:family="text">
      <style:text-properties officeooo:rsid="001f1a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leksandr Yardas</text:p>
      <text:p text:style-name="P1">SPN 217</text:p>
      <text:p text:style-name="P1">Yvette Aparicio</text:p>
      <text:p text:style-name="P3">Tarea para 10/2/17</text:p>
      <text:p text:style-name="P3"/>
      <text:p text:style-name="P2"><text:tab/>Oraciones:</text:p>
      <text:p text:style-name="P1"/>
      <text:p text:style-name="P5">Mesa del vocabulario:</text:p>
      <text:p text:style-name="P5"/>
      <table:table table:name="Table1" table:style-name="Table1">
        <table:table-column table:style-name="Table1.A" table:number-columns-repeated="4"/>
        <table:table-column table:style-name="Table1.E"/>
        <table:table-column table:style-name="Table1.F"/>
        <table:table-row>
          <table:table-cell table:style-name="Table1.A1" office:value-type="string">
            <text:p text:style-name="P13">Agitar</text:p>
            <text:p text:style-name="P13">(to stir; to agitate)</text:p>
          </table:table-cell>
          <table:table-cell table:style-name="Table1.A1" office:value-type="string">
            <text:p text:style-name="P13">Intentar</text:p>
            <text:p text:style-name="P13">(to try, endeavor, attempt)</text:p>
          </table:table-cell>
          <table:table-cell table:style-name="Table1.A1" office:value-type="string">
            <text:p text:style-name="P13">Largo/a</text:p>
            <text:p text:style-name="P13">(long)</text:p>
          </table:table-cell>
          <table:table-cell table:style-name="Table1.A1" office:value-type="string">
            <text:p text:style-name="P13">Marcharse</text:p>
            <text:p text:style-name="P13">(to go away)</text:p>
          </table:table-cell>
          <table:table-cell table:style-name="Table1.A1" office:value-type="string">
            <text:p text:style-name="P13">El vaso</text:p>
            <text:p text:style-name="P13">(drinking glass)</text:p>
          </table:table-cell>
          <table:table-cell table:style-name="Table1.F1" office:value-type="string">
            <text:p text:style-name="P13">El bolígrafo</text:p>
            <text:p text:style-name="P13">(la lapicera)</text:p>
          </table:table-cell>
        </table:table-row>
        <table:table-row>
          <table:table-cell table:style-name="Table1.A2" office:value-type="string">
            <text:p text:style-name="P13">En seguida</text:p>
            <text:p text:style-name="P13">inmediatamente</text:p>
          </table:table-cell>
          <table:table-cell table:style-name="Table1.A2" office:value-type="string">
            <text:p text:style-name="P13">El ventanal</text:p>
            <text:p text:style-name="P13">(la ventana grande)</text:p>
          </table:table-cell>
          <table:table-cell table:style-name="Table1.A2" office:value-type="string">
            <text:p text:style-name="P13">El asiento</text:p>
            <text:p text:style-name="P13">(seat, chair)</text:p>
          </table:table-cell>
          <table:table-cell table:style-name="Table1.A2" office:value-type="string">
            <text:p text:style-name="P13">La caja registradora</text:p>
            <text:p text:style-name="P13">(cash register)</text:p>
          </table:table-cell>
          <table:table-cell table:style-name="Table1.A2" office:value-type="string">
            <text:p text:style-name="P13">La cuenta</text:p>
            <text:p text:style-name="P13">(bill)</text:p>
          </table:table-cell>
          <table:table-cell table:style-name="Table1.F2" office:value-type="string">
            <text:p text:style-name="P13">La hoja</text:p>
            <text:p text:style-name="P13">(sheet of paper)</text:p>
          </table:table-cell>
        </table:table-row>
        <table:table-row>
          <table:table-cell table:style-name="Table1.A2" office:value-type="string">
            <text:p text:style-name="P13">El mensaje</text:p>
          </table:table-cell>
          <table:table-cell table:style-name="Table1.A2" office:value-type="string">
            <text:p text:style-name="P13">El/la mesero/a</text:p>
            <text:p text:style-name="P13">waiter</text:p>
          </table:table-cell>
          <table:table-cell table:style-name="Table1.A2" office:value-type="string">
            <text:p text:style-name="P13">La mirada</text:p>
            <text:p text:style-name="P13">(look, glance)</text:p>
          </table:table-cell>
          <table:table-cell table:style-name="Table1.A2" office:value-type="string">
            <text:p text:style-name="P13">La pareja</text:p>
            <text:p text:style-name="P13">(couple)</text:p>
          </table:table-cell>
          <table:table-cell table:style-name="Table1.A2" office:value-type="string">
            <text:p text:style-name="P13">esconder(se)</text:p>
            <text:p text:style-name="P13">(to hide (oneself))</text:p>
          </table:table-cell>
          <table:table-cell table:style-name="Table1.F2" office:value-type="string">
            <text:p text:style-name="P13">Probar</text:p>
            <text:p text:style-name="P13">(to taste; to try)</text:p>
          </table:table-cell>
        </table:table-row>
        <table:table-row>
          <table:table-cell table:style-name="Table1.A2" office:value-type="string">
            <text:p text:style-name="P13">mostrar(se)</text:p>
            <text:p text:style-name="P13">(to show (oneself))</text:p>
          </table:table-cell>
          <table:table-cell table:style-name="Table1.A2" office:value-type="string">
            <text:p text:style-name="P13">sentir(se)</text:p>
            <text:p text:style-name="P13">to feel</text:p>
          </table:table-cell>
          <table:table-cell table:style-name="Table1.A2" office:value-type="string">
            <text:p text:style-name="P13">Sonreír</text:p>
            <text:p text:style-name="P13">to smile</text:p>
          </table:table-cell>
          <table:table-cell table:style-name="Table1.A2" office:value-type="string">
            <text:p text:style-name="P14">Bajo (adv.)</text:p>
            <text:p text:style-name="P14">under</text:p>
          </table:table-cell>
          <table:table-cell table:style-name="Table1.A2" office:value-type="string">
            <text:p text:style-name="P14">mayor</text:p>
          </table:table-cell>
          <table:table-cell table:style-name="Table1.F2" office:value-type="string">
            <text:p text:style-name="P14">Vacio/a</text:p>
            <text:p text:style-name="P14"><text:span text:style-name="T2">(</text:span>empty<text:span text:style-name="T2">)</text:span></text:p>
          </table:table-cell>
        </table:table-row>
        <table:table-row>
          <table:table-cell table:style-name="Table1.A2" office:value-type="string">
            <text:p text:style-name="P14">A solas</text:p>
            <text:p text:style-name="P14">(alone)</text:p>
          </table:table-cell>
          <table:table-cell table:style-name="Table1.A2" office:value-type="string">
            <text:p text:style-name="P14">Hacia</text:p>
            <text:p text:style-name="P14">(toward)</text:p>
          </table:table-cell>
          <table:table-cell table:style-name="Table1.A2" office:value-type="string">
            <text:p text:style-name="P14">Volver a + inf.</text:p>
            <text:p text:style-name="P14">To do something (again)</text:p>
          </table:table-cell>
          <table:table-cell table:style-name="Table1.A2" office:value-type="string">
            <text:p text:style-name="P14">El diario</text:p>
            <text:p text:style-name="P14"><text:span text:style-name="T2">(</text:span>journal</text:p>
            <text:p text:style-name="P14">diary</text:p>
            <text:p text:style-name="P14">newspaper<text:span text:style-name="T2">)</text:span></text:p>
          </table:table-cell>
          <table:table-cell table:style-name="Table1.A2" office:value-type="string">
            <text:p text:style-name="P14">El estímulo</text:p>
            <text:p text:style-name="P14"><text:span text:style-name="T2">(</text:span>encouragment<text:span text:style-name="T2">)</text:span></text:p>
          </table:table-cell>
          <table:table-cell table:style-name="Table1.F2" office:value-type="string">
            <text:p text:style-name="P14">La limonada</text:p>
            <text:p text:style-name="P14"><text:span text:style-name="T2">(</text:span>lemonade<text:span text:style-name="T2">)</text:span></text:p>
          </table:table-cell>
        </table:table-row>
        <table:table-row>
          <table:table-cell table:style-name="Table1.A2" office:value-type="string">
            <text:p text:style-name="P14">El misterio</text:p>
            <text:p text:style-name="P14"><text:span text:style-name="T1">(</text:span>mystery<text:span text:style-name="T1">)</text:span></text:p>
          </table:table-cell>
          <table:table-cell table:style-name="Table1.A2" office:value-type="string">
            <text:p text:style-name="P14">La silueta</text:p>
            <text:p text:style-name="P14"><text:span text:style-name="T1">(</text:span>silhouette<text:span text:style-name="T1">)</text:span></text:p>
          </table:table-cell>
          <table:table-cell table:style-name="Table1.A2" office:value-type="string">
            <text:p text:style-name="P14">La terraza</text:p>
            <text:p text:style-name="P14"><text:span text:style-name="T1">(</text:span>terrace<text:span text:style-name="T1">)</text:span></text:p>
          </table:table-cell>
          <table:table-cell table:style-name="Table1.A2" office:value-type="string">
            <text:p text:style-name="P14">La timidez</text:p>
            <text:p text:style-name="P14"><text:span text:style-name="T1">(</text:span>timidity<text:span text:style-name="T1">)</text:span></text:p>
          </table:table-cell>
          <table:table-cell table:style-name="Table1.A2" office:value-type="string">
            <text:p text:style-name="P14">contemplar</text:p>
          </table:table-cell>
          <table:table-cell table:style-name="Table1.F2" office:value-type="string">
            <text:p text:style-name="P14">Copiar</text:p>
            <text:p text:style-name="P15">(to copy)</text:p>
          </table:table-cell>
        </table:table-row>
        <table:table-row>
          <table:table-cell table:style-name="Table1.A2" office:value-type="string">
            <text:p text:style-name="P14">disolver</text:p>
          </table:table-cell>
          <table:table-cell table:style-name="Table1.A2" office:value-type="string">
            <text:p text:style-name="P14">Flotar</text:p>
            <text:p text:style-name="P15">(to float)</text:p>
          </table:table-cell>
          <table:table-cell table:style-name="Table1.A2" office:value-type="string">
            <text:p text:style-name="P14">Gesticular</text:p>
            <text:p text:style-name="P15">(to gesticulate)</text:p>
          </table:table-cell>
          <table:table-cell table:style-name="Table1.A2" office:value-type="string">
            <text:p text:style-name="P14">Impedir</text:p>
            <text:p text:style-name="P15">(to prevent)</text:p>
          </table:table-cell>
          <table:table-cell table:style-name="Table1.A2" office:value-type="string">
            <text:p text:style-name="P14">Intervenir</text:p>
            <text:p text:style-name="P15">(to intervene)</text:p>
          </table:table-cell>
          <table:table-cell table:style-name="Table1.F2" office:value-type="string">
            <text:p text:style-name="P14">Ordenar</text:p>
            <text:p text:style-name="P15">(to order)</text:p>
          </table:table-cell>
        </table:table-row>
        <table:table-row>
          <table:table-cell table:style-name="Table1.A2" office:value-type="string">
            <text:p text:style-name="P14">Repetir</text:p>
            <text:p text:style-name="P15">(to repeat)</text:p>
          </table:table-cell>
          <table:table-cell table:style-name="Table1.A2" office:value-type="string">
            <text:p text:style-name="P14">Servir</text:p>
            <text:p text:style-name="P15">(to serve)</text:p>
          </table:table-cell>
          <table:table-cell table:style-name="Table1.A2" office:value-type="string">
            <text:p text:style-name="P14">Transmitir</text:p>
            <text:p text:style-name="P15">(to transmit)</text:p>
          </table:table-cell>
          <table:table-cell table:style-name="Table1.A2" office:value-type="string">
            <text:p text:style-name="P14">Armonioso/a</text:p>
            <text:p text:style-name="P15">(harmonious)</text:p>
          </table:table-cell>
          <table:table-cell table:style-name="Table1.A2" office:value-type="string">
            <text:p text:style-name="P14">Excepionalmente</text:p>
            <text:p text:style-name="P15">(exceptional)</text:p>
          </table:table-cell>
          <table:table-cell table:style-name="Table1.F2" office:value-type="string">
            <text:p text:style-name="P14">Furtivamente</text:p>
            <text:p text:style-name="P15">(furtive;y)</text:p>
          </table:table-cell>
        </table:table-row>
        <table:table-row>
          <table:table-cell table:style-name="Table1.A2" office:value-type="string">
            <text:p text:style-name="P14">Húmedo/a</text:p>
            <text:p text:style-name="P15">(damp)</text:p>
          </table:table-cell>
          <table:table-cell table:style-name="Table1.A2" office:value-type="string">
            <text:p text:style-name="P14">Indignado/a</text:p>
            <text:p text:style-name="P15">(indignant)</text:p>
          </table:table-cell>
          <table:table-cell table:style-name="Table1.A2" office:value-type="string">
            <text:p text:style-name="P14">Lógico/a</text:p>
            <text:p text:style-name="P16">(logical)</text:p>
            <text:p text:style-name="P14"/>
          </table:table-cell>
          <table:table-cell table:style-name="Table1.A2" office:value-type="string">
            <text:p text:style-name="P14">Públicamente</text:p>
            <text:p text:style-name="P16">(publicly)</text:p>
          </table:table-cell>
          <table:table-cell table:style-name="Table1.A2" office:value-type="string">
            <text:p text:style-name="P14">Momentáneamente</text:p>
            <text:p text:style-name="P16">(momentarily)</text:p>
          </table:table-cell>
          <table:table-cell table:style-name="Table1.F2" office:value-type="string">
            <text:p text:style-name="P14">Silencioso/a</text:p>
            <text:p text:style-name="P16">(silent)</text:p>
          </table:table-cell>
        </table:table-row>
        <table:table-row>
          <table:table-cell table:style-name="Table1.A2" office:value-type="string">
            <text:p text:style-name="P14">Tímidamente</text:p>
            <text:p text:style-name="P16">(timidly)</text:p>
          </table:table-cell>
          <table:table-cell table:style-name="Table1.A2" office:value-type="string">
            <text:p text:style-name="P17">Atravesar</text:p>
            <text:p text:style-name="P17">(pasar por)</text:p>
          </table:table-cell>
          <table:table-cell table:style-name="Table1.A2" office:value-type="string">
            <text:p text:style-name="P18">Desprenderse</text:p>
            <text:p text:style-name="P18">(to emit)</text:p>
          </table:table-cell>
          <table:table-cell table:style-name="Table1.A2" office:value-type="string">
            <text:p text:style-name="P18">Carecer</text:p>
            <text:p text:style-name="P18">(to lack)</text:p>
          </table:table-cell>
          <table:table-cell table:style-name="Table1.A2" office:value-type="string">
            <text:p text:style-name="P18">Aislar</text:p>
            <text:p text:style-name="P18"/>
          </table:table-cell>
          <table:table-cell table:style-name="Table1.F2" office:value-type="string">
            <text:p text:style-name="P19">Esconderse</text:p>
            <text:p text:style-name="P19">(to hide onself)</text:p>
          </table:table-cell>
        </table:table-row>
        <table:table-row>
          <table:table-cell table:style-name="Table1.A2" office:value-type="string">
            <text:p text:style-name="P19">Disimular</text:p>
            <text:p text:style-name="P19">(to hide, conceal)</text:p>
          </table:table-cell>
          <table:table-cell table:style-name="Table1.A2" office:value-type="string">
            <text:p text:style-name="P20">Ocultarse</text:p>
            <text:p text:style-name="P20">(to hide)</text:p>
          </table:table-cell>
          <table:table-cell table:style-name="Table1.A2" office:value-type="string">
            <text:p text:style-name="P21">Aproximarse</text:p>
            <text:p text:style-name="P21">(to approach)</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
          </table:table-cell>
        </table:table-row>
      </table:table>
      <text:p text:style-name="P5"/>
      <text:p text:style-name="P4"/>
      <text:p text:style-name="P4"/>
      <text:p text:style-name="P4"><text:soft-page-break/></text:p>
      <text:p text:style-name="P4"/>
      <text:p text:style-name="P7">Oraciones:</text:p>
      <text:p text:style-name="P7"/>
      <text:p text:style-name="P10">Carlos, ¡siente en el asiento!</text:p>
      <text:p text:style-name="P10">Señor, deje el bolígrafo por favor.</text:p>
      <text:p text:style-name="P10">Dime que es escribido en su diario.</text:p>
      <text:p text:style-name="P10">No le dejé lo que dijó. Repítalo por favor.</text:p>
      <text:p text:style-name="P10">¡No o<text:span text:style-name="T10">cú</text:span>lt<text:span text:style-name="T10">ese! ¡Muestréseme!</text:span></text:p>
      <text:p text:style-name="P12">No copia mis respuestas, marchate.</text:p>
      <text:p text:style-name="P11"/>
      <text:p text:style-name="P4"/>
      <text:p text:style-name="P6">Comprensión del cuento:</text:p>
      <text:p text:style-name="P6"><text:span text:style-name="T3">2. </text:span>a. Cuando de aproxima el mesero, la muchacha pide un limonada</text:p>
      <text:p text:style-name="P6"><text:span text:style-name="T4">5. </text:span>b. El joven sonríe al ver que ella lo mira y luego baja la cabeza</text:p>
      <text:p text:style-name="P6"><text:span text:style-name="T6">12</text:span>. El sale a la calle pero no encuentra a la chica</text:p>
      <text:p text:style-name="P6"><text:span text:style-name="T5">8. </text:span>d. Los gritos del mesero llaman la atención de todos los presentes</text:p>
      <text:p text:style-name="P6"><text:span text:style-name="T6">11</text:span>. <text:s/>El joven pide la cuenta y la paga.</text:p>
      <text:p text:style-name="P6"><text:span text:style-name="T3">3. </text:span>f. Ella saca un block de taquigrafía y comienza a escribir</text:p>
      <text:p text:style-name="P6"><text:span text:style-name="T4">7. </text:span>g. Ella escribe ansiosamente unas líneas mirando a veces hacia el joven</text:p>
      <text:p text:style-name="P6"><text:span text:style-name="T3">1. </text:span>h. Una muchacha entra en el café</text:p>
      <text:p text:style-name="P6"><text:span text:style-name="T5">9. </text:span>I. El joven comtempla paralizado la escena</text:p>
      <text:p text:style-name="P6"><text:span text:style-name="T3">4. </text:span>j. Un joven se sienta en la terraza del café</text:p>
      <text:p text:style-name="P6"><text:span text:style-name="T5">10. </text:span>k. La muchacha se levanta, deja un billete sobre la mesa y sale del café</text:p>
      <text:p text:style-name="P6"><text:span text:style-name="T4">6. </text:span>l. Mostrarse y ocultarse es un juego que los divierte</text:p>
      <text:p text:style-name="P6"/>
      <text:p text:style-name="P6"/>
      <text:p text:style-name="P6">D.</text:p>
      <text:p text:style-name="P6">2. ¿Qué relación hay entre el título y el cuento?</text:p>
      <text:p text:style-name="P6"/>
      <text:p text:style-name="P8">Aqueronte refiere a la río griego mitológico. Es decir que nadie pueda cruzarl<text:span text:style-name="T8">o </text:span>dos tiempos. En el cuento, un <text:span text:style-name="T7">joven encuentra a una muchacha en un café y se comparten las miradas íntimas. Después, la muchacha sale y él reconoce que no encontrarále otra vez. Cuando el joven entra en el café, es como cruza el río entonces no lo cruza de nuevo. La muchacha y él se encuentro en el café, es como un lado del río. Cuando la muchacha sale del café, es como ella cruza el río entonces no lo cruza de nuevo.</text:span></text:p>
      <text:p text:style-name="P6"/>
      <text:p text:style-name="P6">3. ¿Qué escribió la muchacha? Escríbalo en una hoja de papel y léalo a la clase.</text:p>
      <text:p text:style-name="P9">“La ciudad es extraño, es muy diferente de la finca. Hay tanta gente acá, no es cierto que <text:span text:style-name="T9">encuentre mis primos antes que la noche venga... Voy a esperar en este cafe hasta completaré la limonada… Un muchacho guapo abaca de entrar en el café. ¿Para qué me está mirando?… sus ojos son tan bellos. Siento como estoy flotando en un río. ¡Ay, es tan oscuro! Es importante que duerma bien. Adios, muchacho misterío.</text:span></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1T13:12:23.712404000</meta:creation-date>
    <dc:date>2017-10-02T12:54:51.049309000</dc:date>
    <meta:editing-duration>PT1H2M6S</meta:editing-duration>
    <meta:editing-cycles>10</meta:editing-cycles>
    <meta:generator>LibreOffice/5.2.5.1$MacOSX_X86_64 LibreOffice_project/0312e1a284a7d50ca85a365c316c7abbf20a4d22</meta:generator>
    <meta:document-statistic meta:table-count="1" meta:image-count="0" meta:object-count="0" meta:page-count="2" meta:paragraph-count="154" meta:word-count="585" meta:character-count="3359" meta:non-whitespace-character-count="2926"/>
  </office:meta>
</office:document-meta>
</file>